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Lucida Grande" svg:font-family="'Lucida Grande', 'Lucida Sans Unicode', Arial, Helvetica, Sans, FreeSans, Jamrul, Garuda, Kalimati"/>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fo:color="#0000ff" fo:font-weight="bold" officeooo:rsid="00311b76" officeooo:paragraph-rsid="002e73f9" style:font-weight-asian="bold" style:font-weight-complex="bold"/>
    </style:style>
    <style:style style:name="P2" style:family="paragraph" style:parent-style-name="Text_20_body">
      <style:paragraph-properties fo:margin-left="0in" fo:margin-right="0in" fo:text-indent="0in" style:auto-text-indent="false"/>
      <style:text-properties officeooo:paragraph-rsid="0032a368"/>
    </style:style>
    <style:style style:name="P3" style:family="paragraph" style:parent-style-name="Text_20_body">
      <style:paragraph-properties fo:margin-left="0in" fo:margin-right="0in" fo:text-indent="0in" style:auto-text-indent="false"/>
      <style:text-properties officeooo:paragraph-rsid="0032b187"/>
    </style:style>
    <style:style style:name="P4" style:family="paragraph" style:parent-style-name="Standard">
      <style:paragraph-properties fo:margin-left="0in" fo:margin-right="0in" fo:text-indent="0in" style:auto-text-indent="false"/>
      <style:text-properties officeooo:paragraph-rsid="0032a368"/>
    </style:style>
    <style:style style:name="P5" style:family="paragraph" style:parent-style-name="Text_20_body">
      <style:paragraph-properties fo:margin-left="0in" fo:margin-right="0in" fo:text-indent="0in" style:auto-text-indent="false" fo:break-before="page"/>
      <style:text-properties officeooo:paragraph-rsid="0032a368"/>
    </style:style>
    <style:style style:name="P6" style:family="paragraph" style:parent-style-name="Preformatted_20_Text">
      <style:paragraph-properties fo:margin-left="0in" fo:margin-right="0in" style:line-height-at-least="0.2189in" fo:text-align="start" style:justify-single-word="false" fo:widows="1" fo:text-indent="0in" style:auto-text-indent="false"/>
      <style:text-properties style:font-name="Arial" fo:font-size="14pt" fo:font-weight="bold" officeooo:rsid="0007443b" officeooo:paragraph-rsid="0032ff7a" style:font-size-asian="14pt" style:font-weight-asian="bold" style:font-size-complex="14pt" style:font-weight-complex="bold"/>
    </style:style>
    <style:style style:name="P7" style:family="paragraph" style:parent-style-name="Text_20_body">
      <style:paragraph-properties fo:margin-left="0.5in" fo:margin-right="0in" fo:text-indent="0in" style:auto-text-indent="false"/>
      <style:text-properties fo:color="#000000" fo:font-weight="bold" officeooo:rsid="002c8b30" officeooo:paragraph-rsid="002e73f9" style:font-weight-asian="bold" style:font-weight-complex="bold"/>
    </style:style>
    <style:style style:name="P8" style:family="paragraph" style:parent-style-name="Text_20_body">
      <style:paragraph-properties fo:margin-left="0.5in" fo:margin-right="0in" fo:text-indent="0in" style:auto-text-indent="false"/>
      <style:text-properties fo:color="#0000ff" fo:font-weight="bold" officeooo:rsid="002e73f9" officeooo:paragraph-rsid="002e73f9" style:font-weight-asian="bold" style:font-weight-complex="bold"/>
    </style:style>
    <style:style style:name="P9" style:family="paragraph" style:parent-style-name="Text_20_body">
      <style:paragraph-properties fo:margin-left="0.5in" fo:margin-right="0in" fo:text-indent="0in" style:auto-text-indent="false"/>
      <style:text-properties fo:color="#0000ff" fo:font-weight="bold" officeooo:rsid="00311b76" officeooo:paragraph-rsid="0032a368" style:font-weight-asian="bold" style:font-weight-complex="bold"/>
    </style:style>
    <style:style style:name="P10" style:family="paragraph" style:parent-style-name="Text_20_body">
      <style:paragraph-properties fo:margin-left="0.5in" fo:margin-right="0in" fo:text-indent="0in" style:auto-text-indent="false"/>
      <style:text-properties officeooo:paragraph-rsid="0032a368"/>
    </style:style>
    <style:style style:name="P11" style:family="paragraph" style:parent-style-name="Text_20_body">
      <style:paragraph-properties fo:margin-left="0.5in" fo:margin-right="0in" fo:text-indent="0in" style:auto-text-indent="false"/>
      <style:text-properties officeooo:rsid="0032b187" officeooo:paragraph-rsid="0032b187"/>
    </style:style>
    <style:style style:name="P12" style:family="paragraph" style:parent-style-name="Text_20_body">
      <style:paragraph-properties fo:margin-left="0.5in" fo:margin-right="0in" fo:text-indent="0in" style:auto-text-indent="false"/>
      <style:text-properties fo:font-size="11pt" officeooo:rsid="0032b187" officeooo:paragraph-rsid="0032b187" style:font-size-asian="11pt" style:font-size-complex="11pt"/>
    </style:style>
    <style:style style:name="P13" style:family="paragraph" style:parent-style-name="Standard">
      <style:paragraph-properties fo:margin-left="0.5in" fo:margin-right="0in" fo:text-indent="0in" style:auto-text-indent="false"/>
      <style:text-properties officeooo:paragraph-rsid="0032a368"/>
    </style:style>
    <style:style style:name="P14" style:family="paragraph" style:parent-style-name="Standard">
      <style:paragraph-properties fo:margin-left="0.5in" fo:margin-right="0in" fo:text-indent="0in" style:auto-text-indent="false"/>
      <style:text-properties fo:color="#0000ff" fo:font-weight="bold" officeooo:rsid="0032b187" officeooo:paragraph-rsid="0032b187" style:font-weight-asian="bold" style:font-weight-complex="bold"/>
    </style:style>
    <style:style style:name="P15" style:family="paragraph" style:parent-style-name="Preformatted_20_Text">
      <style:text-properties officeooo:rsid="0007443b" officeooo:paragraph-rsid="0032ff7a"/>
    </style:style>
    <style:style style:name="P16" style:family="paragraph" style:parent-style-name="Preformatted_20_Text">
      <style:paragraph-properties fo:break-before="page"/>
      <style:text-properties officeooo:rsid="0007443b" officeooo:paragraph-rsid="0032ff7a"/>
    </style:style>
    <style:style style:name="P17" style:family="paragraph" style:parent-style-name="Standard">
      <style:paragraph-properties fo:margin-left="0in" fo:margin-right="0in" fo:text-indent="0in" style:auto-text-indent="false"/>
      <style:text-properties fo:color="#0000ff" fo:font-weight="bold" officeooo:rsid="0032b187" officeooo:paragraph-rsid="0032a368" style:font-weight-asian="bold" style:font-weight-complex="bold"/>
    </style:style>
    <style:style style:name="P18" style:family="paragraph" style:parent-style-name="Standard">
      <style:paragraph-properties fo:margin-left="0in" fo:margin-right="0in" fo:text-indent="0in" style:auto-text-indent="false"/>
      <style:text-properties fo:color="#0000ff" fo:font-weight="bold" officeooo:rsid="0032a368" officeooo:paragraph-rsid="0032a368" style:font-weight-asian="bold" style:font-weight-complex="bold"/>
    </style:style>
    <style:style style:name="P19" style:family="paragraph" style:parent-style-name="Standard">
      <style:paragraph-properties fo:margin-left="0.5in" fo:margin-right="0in" fo:text-indent="0in" style:auto-text-indent="false"/>
      <style:text-properties fo:color="#0000ff" fo:font-weight="bold" officeooo:rsid="00311b76" officeooo:paragraph-rsid="0032b187" style:font-weight-asian="bold" style:font-weight-complex="bold"/>
    </style:style>
    <style:style style:name="P20" style:family="paragraph" style:parent-style-name="Text_20_body">
      <style:paragraph-properties fo:margin-left="0in" fo:margin-right="0in" fo:text-indent="0in" style:auto-text-indent="false"/>
      <style:text-properties fo:color="#000000" fo:font-size="14pt" fo:font-weight="bold" officeooo:rsid="00311b76" officeooo:paragraph-rsid="0029c820" style:font-size-asian="14pt" style:font-weight-asian="bold" style:font-size-complex="14pt" style:font-weight-complex="bold"/>
    </style:style>
    <style:style style:name="P21" style:family="paragraph" style:parent-style-name="Text_20_body">
      <style:paragraph-properties fo:margin-left="0in" fo:margin-right="0in" fo:text-indent="0in" style:auto-text-indent="false"/>
      <style:text-properties fo:color="#0000ff" fo:font-weight="bold" officeooo:rsid="0032b187" officeooo:paragraph-rsid="0032b187" style:font-weight-asian="bold" style:font-weight-complex="bold"/>
    </style:style>
    <style:style style:name="P22" style:family="paragraph" style:parent-style-name="Text_20_body">
      <style:paragraph-properties fo:margin-left="0.5in" fo:margin-right="0in" fo:text-indent="0in" style:auto-text-indent="false"/>
      <style:text-properties fo:font-size="11pt" officeooo:rsid="0032b187" officeooo:paragraph-rsid="0032b187" style:font-size-asian="11pt" style:font-size-complex="11pt"/>
    </style:style>
    <style:style style:name="P23" style:family="paragraph" style:parent-style-name="Text_20_body">
      <style:paragraph-properties fo:margin-left="0.5in" fo:margin-right="0in" fo:text-indent="0in" style:auto-text-indent="false"/>
      <style:text-properties fo:color="#0000ff" fo:font-weight="bold" officeooo:rsid="0032b187" officeooo:paragraph-rsid="0032b187" style:font-weight-asian="bold" style:font-weight-complex="bold"/>
    </style:style>
    <style:style style:name="T1" style:family="text">
      <style:text-properties officeooo:rsid="00311b76"/>
    </style:style>
    <style:style style:name="T2" style:family="text">
      <style:text-properties fo:background-color="transparent" loext:char-shading-value="0"/>
    </style:style>
    <style:style style:name="T3" style:family="text">
      <style:text-properties fo:color="#000000" fo:font-weight="bold" officeooo:rsid="0029c820" style:font-weight-asian="bold" style:font-weight-complex="bold"/>
    </style:style>
    <style:style style:name="T4" style:family="text">
      <style:text-properties fo:color="#0000ff" fo:font-weight="bold" officeooo:rsid="002e73f9" style:font-weight-asian="bold" style:font-weight-complex="bold"/>
    </style:style>
    <style:style style:name="T5" style:family="text">
      <style:text-properties fo:color="#0000ff" fo:font-weight="bold" officeooo:rsid="00311b76" style:font-weight-asian="bold" style:font-weight-complex="bold"/>
    </style:style>
    <style:style style:name="T6" style:family="text">
      <style:text-properties fo:color="#0000ff" fo:font-weight="bold" officeooo:rsid="00318502" style:font-weight-asian="bold" style:font-weight-complex="bold"/>
    </style:style>
    <style:style style:name="T7" style:family="text">
      <style:text-properties fo:color="#0000ff" fo:font-weight="bold" officeooo:rsid="0032a368" style:font-weight-asian="bold" style:font-weight-complex="bold"/>
    </style:style>
    <style:style style:name="T8" style:family="text">
      <style:text-properties fo:color="#0000ff" fo:font-weight="bold" officeooo:rsid="0032b187" style:font-weight-asian="bold" style:font-weight-complex="bold"/>
    </style:style>
    <style:style style:name="T9" style:family="text">
      <style:text-properties officeooo:rsid="0032a368"/>
    </style:style>
    <style:style style:name="T10" style:family="text">
      <style:text-properties officeooo:rsid="003426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EL·LECCIONAR DADES DE MÉS D'UNA TAULA</text:p>
      <text:p text:style-name="P4"><text:span text:style-name="T4"><text:tab/></text:span><text:span text:style-name="T8">Taula repventas : 10 registres;</text:span></text:p>
      <text:p text:style-name="P4"/>
      <text:p text:style-name="P17"><text:tab/>Taula oficinas : <text:s/>5 registres</text:p>
      <text:p text:style-name="P17"/>
      <text:p text:style-name="P4"><text:span text:style-name="T4"><text:tab/></text:span><text:span text:style-name="T7">Producte cartesià : tots amb tots 50 registres</text:span></text:p>
      <text:p text:style-name="P18"/>
      <text:p text:style-name="P13"><text:span text:style-name="T4"><text:tab/>SELECT <text:s/></text:span><text:span text:style-name="T5">num_empl, </text:span><text:span text:style-name="T6">nombre, </text:span><text:span text:style-name="T7">oficina_rep, </text:span><text:span text:style-name="T5">oficina, ciudad</text:span></text:p>
      <text:p text:style-name="P9"><text:tab/>FROM repventas, oficinas</text:p>
      <text:p text:style-name="P10"><text:span text:style-name="T4"><text:tab/>ORDER BY </text:span><text:span text:style-name="T5">oficina</text:span><text:span text:style-name="T4"> ;</text:span><text:span text:style-name="T3"><text:tab/></text:span></text:p>
      <text:p text:style-name="P12"><text:s/>num_empl | <text:s text:c="3"/>nombre <text:s text:c="4"/>| oficina_rep | oficina | <text:s text:c="2"/>ciudad <text:s text:c="3"/></text:p>
      <text:p text:style-name="P12">----------+---------------+-------------+---------+------------- </text:p>
      <text:p text:style-name="P12"><text:s text:c="6"/>105 | Bill Adams <text:s text:c="3"/>| <text:s text:c="9"/><text:tab/><text:tab/>13 | <text:s text:c="5"/>11 | New York </text:p>
      <text:p text:style-name="P12"><text:s text:c="6"/>109 | Mary Jones <text:s text:c="3"/>| <text:s text:c="6"/><text:tab/> <text:s/><text:tab/>11 | <text:s text:c="5"/>11 | New York </text:p>
      <text:p text:style-name="P12"><text:s text:c="6"/>102 | Sue Smith <text:s text:c="4"/>| <text:s text:c="7"/><text:tab/><text:tab/>21 | <text:s text:c="5"/>11 | New York </text:p>
      <text:p text:style-name="P12"><text:s text:c="6"/>106 | Sam Clark <text:s text:c="4"/>| <text:s text:c="9"/><text:tab/><text:tab/>11 | <text:s text:c="5"/>11 | New York </text:p>
      <text:p text:style-name="P12"><text:s text:c="6"/>104 | Bob Smith <text:s text:c="4"/>| <text:s text:c="9"/><text:tab/><text:tab/>12 | <text:s text:c="5"/>11 | New York </text:p>
      <text:p text:style-name="P12"><text:s text:c="6"/>101 | Dan Roberts <text:s text:c="2"/>| <text:s text:c="6"/><text:tab/> <text:s/><text:tab/>12 | <text:s text:c="5"/>11 | New York </text:p>
      <text:p text:style-name="P12"><text:s text:c="6"/>110 | Tom Snyder <text:s text:c="3"/>| <text:s text:c="7"/><text:tab/><text:tab/><text:tab/>11 | New York </text:p>
      <text:p text:style-name="P12"><text:s text:c="6"/>108 | Larry Fitch <text:s text:c="2"/>| <text:s text:c="7"/><text:tab/><text:tab/>21 | <text:s text:c="5"/>11 | New York </text:p>
      <text:p text:style-name="P12"><text:s text:c="6"/>103 | Paul Cruz <text:s text:c="4"/>| <text:s text:c="7"/><text:tab/><text:tab/>12 | <text:s text:c="5"/>11 | New York </text:p>
      <text:p text:style-name="P12"><text:s text:c="6"/>107 | Nancy Angelli | <text:s text:c="4"/><text:tab/><text:tab/>22 | <text:s text:c="5"/>11 | New York </text:p>
      <text:p text:style-name="P12"><text:s text:c="6"/>105 | Bill Adams <text:s text:c="3"/>| <text:s text:c="3"/><text:tab/><text:tab/>13 | <text:s text:c="5"/>12 | Chicago </text:p>
      <text:p text:style-name="P12"><text:s text:c="6"/>109 | Mary Jones <text:s text:c="3"/>| <text:s text:c="5"/><text:tab/><text:tab/>11 | <text:s text:c="5"/>12 | Chicago </text:p>
      <text:p text:style-name="P12"><text:s text:c="6"/>102 | Sue Smith <text:s text:c="4"/>| <text:s text:c="4"/><text:tab/><text:tab/>21 | <text:s text:c="5"/>12 | Chicago </text:p>
      <text:p text:style-name="P12"><text:s text:c="6"/>106 | Sam Clark <text:s text:c="4"/>| <text:s text:c="6"/><text:tab/><text:tab/>11 | <text:s text:c="5"/>12 | Chicago </text:p>
      <text:p text:style-name="P12"><text:s text:c="6"/>104 | Bob Smith <text:s text:c="4"/>| <text:s text:c="7"/><text:tab/><text:tab/>12 | <text:s text:c="5"/>12 | Chicago </text:p>
      <text:p text:style-name="P12"><text:s text:c="6"/>101 | Dan Roberts <text:s text:c="2"/>| <text:s text:c="5"/><text:tab/><text:tab/>12 | <text:s text:c="5"/>12 | Chicago </text:p>
      <text:p text:style-name="P12"><text:s text:c="6"/>110 | Tom Snyder <text:s text:c="3"/>| <text:s text:c="6"/><text:tab/><text:tab/> <text:s text:c="4"/>| <text:s text:c="5"/>12 | Chicago </text:p>
      <text:p text:style-name="P12"><text:s text:c="6"/>108 | Larry Fitch <text:s text:c="2"/>| <text:s text:c="2"/><text:tab/><text:tab/>21 | <text:s text:c="5"/>12 | Chicago </text:p>
      <text:p text:style-name="P12"><text:s text:c="6"/>103 | Paul Cruz <text:s text:c="4"/>| <text:s text:c="7"/><text:tab/><text:tab/>12 | <text:s text:c="5"/>12 | Chicago </text:p>
      <text:p text:style-name="P12"><text:s text:c="6"/>107 | Nancy Angelli | <text:s text:c="5"/><text:tab/><text:tab/>22 | <text:s text:c="5"/>12 | Chicago </text:p>
      <text:p text:style-name="P12"><text:s text:c="6"/>105 | Bill Adams <text:s text:c="3"/>| <text:s text:c="5"/><text:tab/><text:tab/>13 | <text:s text:c="5"/>13 | Atlanta </text:p>
      <text:p text:style-name="P12"><text:soft-page-break/><text:s text:c="6"/>109 | Mary Jones <text:s text:c="3"/>| <text:s text:c="9"/>11 | <text:s text:c="5"/>13 | Atlanta </text:p>
      <text:p text:style-name="P12"><text:s text:c="6"/>102 | Sue Smith <text:s text:c="4"/>| <text:s text:c="9"/>21 | <text:s text:c="5"/>13 | Atlanta </text:p>
      <text:p text:style-name="P12"><text:s text:c="6"/>106 | Sam Clark <text:s text:c="4"/>| <text:s text:c="9"/>11 | <text:s text:c="5"/>13 | Atlanta </text:p>
      <text:p text:style-name="P12"><text:s text:c="6"/>104 | Bob Smith <text:s text:c="4"/>| <text:s text:c="9"/>12 | <text:s text:c="5"/>13 | Atlanta </text:p>
      <text:p text:style-name="P12"><text:s text:c="6"/>101 | Dan Roberts <text:s text:c="2"/>| <text:s text:c="9"/>12 | <text:s text:c="5"/>13 | Atlanta </text:p>
      <text:p text:style-name="P12"><text:s text:c="6"/>110 | Tom Snyder <text:s text:c="3"/>| <text:s text:c="12"/>| <text:s text:c="5"/>13 | Atlanta </text:p>
      <text:p text:style-name="P12"><text:s text:c="6"/>108 | Larry Fitch <text:s text:c="2"/>| <text:s text:c="9"/>21 | <text:s text:c="5"/>13 | Atlanta </text:p>
      <text:p text:style-name="P12"><text:s text:c="6"/>103 | Paul Cruz <text:s text:c="4"/>| <text:s text:c="9"/>12 | <text:s text:c="5"/>13 | Atlanta </text:p>
      <text:p text:style-name="P12"><text:s text:c="6"/>107 | Nancy Angelli | <text:s text:c="9"/>22 | <text:s text:c="5"/>13 | Atlanta </text:p>
      <text:p text:style-name="P12"><text:s text:c="6"/>105 | Bill Adams <text:s text:c="3"/>| <text:s text:c="9"/>13 | <text:s text:c="5"/>21 | Los Angeles </text:p>
      <text:p text:style-name="P12"><text:s text:c="6"/>109 | Mary Jones <text:s text:c="3"/>| <text:s text:c="9"/>11 | <text:s text:c="5"/>21 | Los Angeles </text:p>
      <text:p text:style-name="P12"><text:s text:c="6"/>102 | Sue Smith <text:s text:c="4"/>| <text:s text:c="9"/>21 | <text:s text:c="5"/>21 | Los Angeles </text:p>
      <text:p text:style-name="P12"><text:s text:c="6"/>106 | Sam Clark <text:s text:c="4"/>| <text:s text:c="9"/>11 | <text:s text:c="5"/>21 | Los Angeles </text:p>
      <text:p text:style-name="P12"><text:s text:c="6"/>104 | Bob Smith <text:s text:c="4"/>| <text:s text:c="9"/>12 | <text:s text:c="5"/>21 | Los Angeles </text:p>
      <text:p text:style-name="P12"><text:s text:c="6"/>101 | Dan Roberts <text:s text:c="2"/>| <text:s text:c="9"/>12 | <text:s text:c="5"/>21 | Los Angeles </text:p>
      <text:p text:style-name="P12"><text:s text:c="6"/>110 | Tom Snyder <text:s text:c="3"/>| <text:s text:c="12"/>| <text:s text:c="5"/>21 | Los Angeles </text:p>
      <text:p text:style-name="P12"><text:s text:c="6"/>108 | Larry Fitch <text:s text:c="2"/>| <text:s text:c="9"/>21 | <text:s text:c="5"/>21 | Los Angeles </text:p>
      <text:p text:style-name="P12"><text:s text:c="6"/>103 | Paul Cruz <text:s text:c="4"/>| <text:s text:c="9"/>12 | <text:s text:c="5"/>21 | Los Angeles </text:p>
      <text:p text:style-name="P12"><text:s text:c="6"/>107 | Nancy Angelli | <text:s text:c="9"/>22 | <text:s text:c="5"/>21 | Los Angeles </text:p>
      <text:p text:style-name="P12"><text:s text:c="6"/>105 | Bill Adams <text:s text:c="3"/>| <text:s text:c="9"/>13 | <text:s text:c="5"/>22 | Denver </text:p>
      <text:p text:style-name="P12"><text:s text:c="6"/>109 | Mary Jones <text:s text:c="3"/>| <text:s text:c="9"/>11 | <text:s text:c="5"/>22 | Denver </text:p>
      <text:p text:style-name="P12"><text:s text:c="6"/>102 | Sue Smith <text:s text:c="4"/>| <text:s text:c="9"/>21 | <text:s text:c="5"/>22 | Denver </text:p>
      <text:p text:style-name="P12"><text:s text:c="6"/>106 | Sam Clark <text:s text:c="4"/>| <text:s text:c="9"/>11 | <text:s text:c="5"/>22 | Denver </text:p>
      <text:p text:style-name="P12"><text:s text:c="6"/>104 | Bob Smith <text:s text:c="4"/>| <text:s text:c="9"/>12 | <text:s text:c="5"/>22 | Denver </text:p>
      <text:p text:style-name="P12"><text:s text:c="6"/>101 | Dan Roberts <text:s text:c="2"/>| <text:s text:c="9"/>12 | <text:s text:c="5"/>22 | Denver </text:p>
      <text:p text:style-name="P12"><text:s text:c="6"/>110 | Tom Snyder <text:s text:c="3"/>| <text:s text:c="12"/>| <text:s text:c="5"/>22 | Denver </text:p>
      <text:p text:style-name="P12"><text:s text:c="6"/>108 | Larry Fitch <text:s text:c="2"/>| <text:s text:c="9"/>21 | <text:s text:c="5"/>22 | Denver </text:p>
      <text:p text:style-name="P12"><text:s text:c="6"/>103 | Paul Cruz <text:s text:c="4"/>| <text:s text:c="9"/>12 | <text:s text:c="5"/>22 | Denver </text:p>
      <text:p text:style-name="P12"><text:s text:c="6"/>107 | Nancy Angelli | <text:s text:c="9"/>22 | <text:s text:c="5"/>22 | Denver </text:p>
      <text:p text:style-name="P11">(50 rows) </text:p>
      <text:p text:style-name="P2"/>
      <text:p text:style-name="P2"><text:soft-page-break/><text:tab/><text:span text:style-name="T7">Producte cartesià : tots amb tots</text:span></text:p>
      <text:p text:style-name="P13"><text:span text:style-name="T4"><text:tab/>SELECT <text:s/></text:span><text:span text:style-name="T5">num_empl, </text:span><text:span text:style-name="T6">nombre, </text:span><text:span text:style-name="T7">oficina_rep, </text:span><text:span text:style-name="T5">oficina, ciudad</text:span></text:p>
      <text:p text:style-name="P9"><text:tab/>FROM repventas, oficinas</text:p>
      <text:p text:style-name="P9"><text:tab/><text:span text:style-name="T9">WHERE oficina_rep=12</text:span></text:p>
      <text:p text:style-name="P10"><text:span text:style-name="T4"><text:tab/>ORDER BY </text:span><text:span text:style-name="T5">oficina</text:span><text:span text:style-name="T4"> ;</text:span><text:span text:style-name="T3"><text:tab/></text:span></text:p>
      <text:p text:style-name="P2"/>
      <text:p text:style-name="P3"><text:tab/><text:span text:style-name="T8"> num_empl | <text:s text:c="2"/>nombre <text:s text:c="3"/>| oficina_rep | oficina | <text:s text:c="2"/>ciudad <text:s text:c="3"/></text:span></text:p>
      <text:p text:style-name="P21"><text:tab/>----------+-------------+-------------+---------+------------- </text:p>
      <text:p text:style-name="P23"><text:s text:c="6"/>104 | Bob Smith <text:s text:c="2"/>| <text:s text:c="7"/><text:tab/><text:tab/>12 | <text:s text:c="5"/>11 | New York </text:p>
      <text:p text:style-name="P23"><text:s text:c="6"/>101 | Dan Roberts | <text:s text:c="6"/><text:tab/><text:tab/>12 | <text:s text:c="5"/>11 | New York </text:p>
      <text:p text:style-name="P23"><text:s text:c="6"/>103 | Paul Cruz <text:s text:c="2"/>| <text:s text:c="8"/><text:tab/><text:tab/>12 | <text:s text:c="5"/>11 | New York </text:p>
      <text:p text:style-name="P23"><text:s text:c="6"/>104 | Bob Smith <text:s text:c="2"/>| <text:s text:c="6"/><text:tab/> <text:s text:c="2"/><text:tab/>12 | <text:s text:c="5"/>12 | Chicago </text:p>
      <text:p text:style-name="P23"><text:s text:c="6"/>101 | Dan Roberts | <text:s text:c="8"/><text:tab/><text:tab/>12 | <text:s text:c="5"/>12 | Chicago </text:p>
      <text:p text:style-name="P23"><text:s text:c="6"/>103 | Paul Cruz <text:s text:c="2"/>| <text:s text:c="9"/><text:tab/><text:tab/>12 | <text:s text:c="5"/>12 | Chicago </text:p>
      <text:p text:style-name="P23"><text:s text:c="6"/>104 | Bob Smith <text:s text:c="2"/>| <text:s text:c="9"/><text:tab/><text:tab/>12 | <text:s text:c="5"/>13 | Atlanta </text:p>
      <text:p text:style-name="P23"><text:s text:c="6"/>101 | Dan Roberts | <text:s text:c="9"/><text:tab/>12 | <text:s text:c="5"/>13 | Atlanta </text:p>
      <text:p text:style-name="P23"><text:s text:c="6"/>103 | Paul Cruz <text:s text:c="2"/>| <text:s text:c="9"/><text:tab/><text:tab/>12 | <text:s text:c="5"/>13 | Atlanta </text:p>
      <text:p text:style-name="P23"><text:s text:c="6"/>104 | Bob Smith <text:s text:c="2"/>| <text:s text:c="9"/><text:tab/><text:tab/>12 | <text:s text:c="5"/>21 | Los Angeles </text:p>
      <text:p text:style-name="P23"><text:s text:c="6"/>101 | Dan Roberts | <text:s text:c="9"/><text:tab/>12 | <text:s text:c="5"/>21 | Los Angeles </text:p>
      <text:p text:style-name="P23"><text:s text:c="6"/>103 | Paul Cruz <text:s text:c="2"/>| <text:s text:c="9"/><text:tab/><text:tab/>12 | <text:s text:c="5"/>21 | Los Angeles </text:p>
      <text:p text:style-name="P21"><text:s text:c="5"/><text:tab/> <text:s text:c="5"/>104 | Bob Smith <text:s text:c="2"/>| <text:s text:c="9"/><text:tab/><text:tab/>12 | <text:s text:c="5"/>22 | Denver </text:p>
      <text:p text:style-name="P21"><text:s text:c="18"/>101 | Dan Roberts | <text:s text:c="9"/><text:tab/>12 | <text:s text:c="5"/>22 | Denver </text:p>
      <text:p text:style-name="P21"><text:s text:c="18"/>103 | Paul Cruz <text:s text:c="2"/>| <text:s text:c="8"/><text:tab/><text:tab/>12 | <text:s text:c="5"/>22 | Denver </text:p>
      <text:p text:style-name="P21"><text:s text:c="3"/>(15 rows) </text:p>
      <text:p text:style-name="P21"/>
      <text:p text:style-name="P2"/>
      <text:p text:style-name="P5"/>
      <text:p text:style-name="P2"><text:span text:style-name="T3"><text:tab/></text:span><text:span text:style-name="T4">SELECT <text:s/></text:span><text:span text:style-name="T5">num_empl, </text:span><text:span text:style-name="T6">nombre, </text:span><text:span text:style-name="T7">oficina_rep, </text:span><text:span text:style-name="T5">oficina, ciudad</text:span></text:p>
      <text:p text:style-name="P1"><text:tab/>FROM repventas, oficinas</text:p>
      <text:p text:style-name="P8">WHERE <text:span text:style-name="T1">oficina_rep = oficina</text:span></text:p>
      <text:p text:style-name="P8">ORDER BY <text:span text:style-name="T1">oficina</text:span> ;</text:p>
      <text:p text:style-name="P7"/>
      <text:p text:style-name="P19"><text:s/>num_empl | <text:s text:c="3"/>nombre <text:s text:c="4"/>| oficina_rep | oficina | <text:s text:c="2"/>ciudad <text:s text:c="3"/></text:p>
      <text:p text:style-name="P14">----------+---------------+-------------+---------+------------- </text:p>
      <text:p text:style-name="P14"><text:s text:c="6"/>109 | Mary Jones <text:s text:c="3"/>| <text:s text:c="8"/><text:tab/> 11 | <text:s text:c="5"/>11 | New York </text:p>
      <text:p text:style-name="P14"><text:s text:c="6"/>106 | Sam Clark <text:s text:c="4"/>| <text:s text:c="6"/><text:tab/><text:tab/> 11 | <text:s text:c="5"/>11 | New York </text:p>
      <text:p text:style-name="P14"><text:s text:c="6"/>101 | Dan Roberts <text:s text:c="2"/>| <text:s text:c="8"/><text:tab/> 12 | <text:s text:c="5"/>12 | Chicago </text:p>
      <text:p text:style-name="P14"><text:s text:c="6"/>103 | Paul Cruz <text:s text:c="4"/>| <text:s text:c="8"/><text:tab/><text:tab/> 12 | <text:s text:c="5"/>12 | Chicago </text:p>
      <text:p text:style-name="P14"><text:s text:c="6"/>104 | Bob Smith <text:s text:c="4"/>| <text:s text:c="8"/><text:tab/><text:tab/> 12 | <text:s text:c="5"/>12 | Chicago </text:p>
      <text:p text:style-name="P14"><text:s text:c="6"/>105 | Bill Adams <text:s text:c="3"/>| <text:s text:c="8"/><text:tab/><text:tab/> 13 | <text:s text:c="5"/>13 | Atlanta </text:p>
      <text:p text:style-name="P14"><text:s text:c="6"/>108 | Larry Fitch <text:s text:c="2"/>| <text:s text:c="9"/><text:tab/> 21 | <text:s text:c="5"/>21 | Los Angeles </text:p>
      <text:p text:style-name="P14"><text:s text:c="6"/>102 | Sue Smith <text:s text:c="4"/>| <text:s text:c="7"/><text:tab/><text:tab/> 21 | <text:s text:c="5"/>21 | Los Angeles </text:p>
      <text:p text:style-name="P14"><text:s text:c="6"/>107 | Nancy Angelli | <text:s text:c="6"/><text:tab/><text:tab/> 22 | <text:s text:c="5"/>22 | Denver </text:p>
      <text:p text:style-name="P14">(9 rows) </text:p>
      <text:p text:style-name="P16">-- 4.1- Llista la ciutat de les oficines, i el nom i títol dels directors de cada oficina.</text:p>
      <text:p text:style-name="P15"/>
      <text:p text:style-name="P15"/>
      <text:p text:style-name="P15"/>
      <text:p text:style-name="P15">-- 4.2- Llista totes les comandes mostrant el seu número, import, número de client i límit de crèdit.</text:p>
      <text:p text:style-name="P15"/>
      <text:p text:style-name="P15"/>
      <text:p text:style-name="P15"/>
      <text:p text:style-name="P15">-- 4.3- Llista el número de totes les comandes amb la descripció del producte demanat.</text:p>
      <text:p text:style-name="P15"/>
      <text:p text:style-name="P15"/>
      <text:p text:style-name="P15"/>
      <text:p text:style-name="P15">-- 4.4- Llista el nom de tots els clients amb el nom del representant de vendes assignat.</text:p>
      <text:p text:style-name="P15"/>
      <text:p text:style-name="P15"/>
      <text:p text:style-name="P15"/>
      <text:p text:style-name="P15">-- 4.5- Llista la data de totes les comandes amb el numero i nom del client de la comanda.</text:p>
      <text:p text:style-name="P15"/>
      <text:p text:style-name="P15"/>
      <text:p text:style-name="P15"/>
      <text:p text:style-name="P15">-- 4.6- Llista les oficines, noms i títols del seus directors amb un objectiu superior a 600.000.</text:p>
      <text:p text:style-name="P15"/>
      <text:p text:style-name="P15"/>
      <text:p text:style-name="P15"/>
      <text:p text:style-name="P15">-- 4.7- Llista els venedors de les oficines de la regió est.</text:p>
      <text:p text:style-name="P15"/>
      <text:p text:style-name="P15"/>
      <text:p text:style-name="P15"/>
      <text:p text:style-name="P15">-- 4.8- Llista les comandes superiors a 25000, incloent el nom del venedor que va servir la comanda i el nom del client que el va sol·licitar.</text:p>
      <text:p text:style-name="P15"/>
      <text:p text:style-name="P15"/>
      <text:p text:style-name="P15"/>
      <text:p text:style-name="P15">-- 4.9- Llista les comandes superiors a 25000, mostrant el client que va servir la comanda i el nom del venedor que té assignat el client.</text:p>
      <text:p text:style-name="P15"/>
      <text:p text:style-name="P15"/>
      <text:p text:style-name="P15"/>
      <text:p text:style-name="P15">-- 4.10- Llista les comandes superiors a 25000, mostrant el nom del client que el va ordenar, el venedor associat al client, i l'oficina on el venedor treballa.</text:p>
      <text:p text:style-name="P15"/>
      <text:p text:style-name="P15"/>
      <text:p text:style-name="P15"/>
      <text:p text:style-name="P15">-- 4.11- Llista totes les combinacions de venedors i oficines on la quota del venedor és superior a l'objectiu de l'oficina.</text:p>
      <text:p text:style-name="P15"/>
      <text:p text:style-name="P15"/>
      <text:p text:style-name="P15"/>
      <text:p text:style-name="P15">-- 4.12- Informa sobre tots els venedors i les oficines en les que treballen.</text:p>
      <text:p text:style-name="P15"/>
      <text:p text:style-name="P15"><text:soft-page-break/></text:p>
      <text:p text:style-name="P15"/>
      <text:p text:style-name="P15">-- 4.13- Llista els venedors amb una quota superior a la dels seus directors.</text:p>
      <text:p text:style-name="P15"/>
      <text:p text:style-name="P15"/>
      <text:p text:style-name="P15"/>
      <text:p text:style-name="P15">-- 4.14- Llistar el nom de l'empresa i totes les comandes fetes pel client 2103.</text:p>
      <text:p text:style-name="P15"/>
      <text:p text:style-name="P15"/>
      <text:p text:style-name="P15"/>
      <text:p text:style-name="P15">-- 4.15- Llista aquelles comandes que el seu import sigui superior a 10000, mostrant el numero de comanda, els imports i les descripcions del producte.</text:p>
      <text:p text:style-name="P15"/>
      <text:p text:style-name="P15"/>
      <text:p text:style-name="P15"/>
      <text:p text:style-name="P15">-- 4.16- Llista les comandes superiors a 25000, mostrant el nom del client que la va demanar, el venedor associat al client, i l'oficina on el venedor treballa. També cal mostar la descripció del producte.</text:p>
      <text:p text:style-name="P15"/>
      <text:p text:style-name="P15"/>
      <text:p text:style-name="P15"/>
      <text:p text:style-name="P15">-- 4.17- Trobar totes les comandes rebudes en els dies en que un nou venedor va ser contractat. Per cada comanda mostrar un cop el número, import i data de la comanda.</text:p>
      <text:p text:style-name="P15"/>
      <text:p text:style-name="P15"/>
      <text:p text:style-name="P15"/>
      <text:p text:style-name="P15">-- 4.18- Mostra el nom, les vendes dels treballadors que tenen assignada una oficina, amb la ciutat i l'objectiu de l'oficina de cada venedor.</text:p>
      <text:p text:style-name="P15"/>
      <text:p text:style-name="P15"/>
      <text:p text:style-name="P15"/>
      <text:p text:style-name="P15">-- 4.19- Llista el nom de tots els venedors i el del seu director en cas de tenir-ne. El camp que conté el nom del treballador s'ha d'identificar amb "empleado" i el camp que conté el nom del director amb "director".</text:p>
      <text:p text:style-name="P15"/>
      <text:p text:style-name="P15"/>
      <text:p text:style-name="P15"/>
      <text:p text:style-name="P15">-- 4.20- Llista totes les combinacions possibles de venedors i ciutats.</text:p>
      <text:p text:style-name="P15"/>
      <text:p text:style-name="P15"/>
      <text:p text:style-name="P15"/>
      <text:p text:style-name="P15">-- 4.21- Per a cada venedor, mostrar el nom, les vendes i la ciutat de l'oficina en cas de tenir-ne una d'assignada.</text:p>
      <text:p text:style-name="P15"/>
      <text:p text:style-name="P15"/>
      <text:p text:style-name="P15"/>
      <text:p text:style-name="P15">-- 4.22- Mostra les comandes de productes que tenen unes existències inferiors a 10. Llistar el numero de comanda, la data de la comanda, el nom del client que ha fet la comanda, identificador del fabricant i l'identificador de producte de la comanda.</text:p>
      <text:p text:style-name="P15"/>
      <text:p text:style-name="P15"><text:soft-page-break/></text:p>
      <text:p text:style-name="P15"/>
      <text:p text:style-name="P15">-- 4.23- Llista les 5 comandes amb un import superior. Mostrar l'identificador de la comanda, import de la comanda, preu del producte, nom del client, nom del representant de vendes que va efectuar la comanda i ciutat de l'oficina, en cas de tenir oficina assignada.</text:p>
      <text:p text:style-name="P15"/>
      <text:p text:style-name="P15"/>
      <text:p text:style-name="P15"/>
      <text:p text:style-name="P15">-- 4.24- Llista les comandes que han estat preses per un representant de vendes que no és l'actual representant de vendes del client pel que s'ha realitzat la comanda. Mostrar el número de comanda, el nom del client, el nom de l'actual representant de vendes del client com a "rep_cliente" i el nom del representant de vendes que va realitzar la comanda com a "rep_pedido".</text:p>
      <text:p text:style-name="P15"/>
      <text:p text:style-name="P15"/>
      <text:p text:style-name="P15"/>
      <text:p text:style-name="P15">-- 4.25- Llista les comandes amb un import superior a 5000 i també aquelles comandes realitzades per un client amb un crèdit inferior a 30000. Mostrar l'identificador de la comanda, el nom del client i el nom del representant de vendes que va prendre la comand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Lucida Grande" svg:font-family="'Lucida Grande', 'Lucida Sans Unicode', Arial, Helvetica, Sans, FreeSans, Jamrul, Garuda, Kalimati"/>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style style:name="Header" style:family="paragraph" style:parent-style-name="Standard"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42655"/>
    </style:style>
    <style:style style:name="MT2" style:family="text">
      <style:text-properties fo:background-color="transparent"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Subtitle">PRÀCTICA <text:span text:style-name="MT1">7</text:span>. M02<text:tab/><text:tab/><text:tab/><text:tab/><text:tab/><text:tab/><text:tab/><text:tab/><text:span text:style-name="MT2"><text:page-number text:select-page="current">7</text:page-number></text:span><text:span text:style-name="MT2">/</text:span><text:span text:style-name="MT2"><text:page-count>7</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21:54:30.107000000</meta:creation-date>
    <dc:date>2017-11-20T09:00:53.597328552</dc:date>
    <meta:editing-duration>PT5H21M8S</meta:editing-duration>
    <meta:editing-cycles>19</meta:editing-cycles>
    <meta:generator>LibreOffice/5.1.5.2$Linux_X86_64 LibreOffice_project/10$Build-2</meta:generator>
    <meta:document-statistic meta:table-count="0" meta:image-count="0" meta:object-count="0" meta:page-count="7" meta:paragraph-count="125" meta:word-count="1541" meta:character-count="9108" meta:non-whitespace-character-count="5829"/>
  </office:meta>
</office:document-meta>
</file>